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2507" officeooo:paragraph-rsid="00242507"/>
    </style:style>
    <style:style style:name="P11" style:family="paragraph" style:parent-style-name="Table_20_Contents" style:list-style-name="L5">
      <style:text-properties style:font-name="Arial" officeooo:rsid="00242507" officeooo:paragraph-rsid="00242507"/>
    </style:style>
    <style:style style:name="P12" style:family="paragraph" style:parent-style-name="Table_20_Contents" style:list-style-name="L2">
      <style:text-properties style:font-name="Arial" officeooo:rsid="00254c49" officeooo:paragraph-rsid="00254c49"/>
    </style:style>
    <style:style style:name="P13" style:family="paragraph" style:parent-style-name="Table_20_Contents" style:list-style-name="L4">
      <style:text-properties style:font-name="Arial" officeooo:rsid="00254c49" officeooo:paragraph-rsid="00254c49"/>
    </style:style>
    <style:style style:name="P14" style:family="paragraph" style:parent-style-name="Table_20_Contents" style:list-style-name="L3">
      <style:text-properties style:font-name="Arial" officeooo:rsid="0026a944" officeooo:paragraph-rsid="00281586"/>
    </style:style>
    <style:style style:name="P15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54c49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54c49"/>
    </style:style>
    <style:style style:name="T5" style:family="text">
      <style:text-properties officeooo:rsid="00271109"/>
    </style:style>
    <style:style style:name="T6" style:family="text">
      <style:text-properties officeooo:rsid="002815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2</text:span></text:p>
          </table:table-cell>
          <table:table-cell table:style-name="Tabelle4.A1" office:value-type="string">
            <text:p text:style-name="P2">Element: <text:span text:style-name="T1">6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3494903801165455019" text:style-name="L1">
              <text:list-item>
                <text:p text:style-name="P10">Let's summarize the <text:span text:style-name="T4">second</text:span>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Conditional statements</text:p>
            <text:p text:style-name="P7">branching</text:p>
          </table:table-cell>
          <table:table-cell table:style-name="Tabelle1.C3" office:value-type="string">
            <text:list xml:id="list925524683653228814" text:style-name="L2">
              <text:list-item>
                <text:p text:style-name="P12">We've seen what conditional statements are and how we can use them to structur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Boolean algebra</text:p>
          </table:table-cell>
          <table:table-cell table:style-name="Tabelle1.C4" office:value-type="string">
            <text:list xml:id="list3151224485833925893" text:style-name="L3">
              <text:list-item>
                <text:p text:style-name="P14">Then we had a look at how we can <text:span text:style-name="T6">c</text:span>ompare values <text:span text:style-name="T6">and how we can </text:span>connect conditions <text:span text:style-name="T5">using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5469212330225057679" text:style-name="L4">
              <text:list-item>
                <text:p text:style-name="P13">We created two programs that used conditional statements to execute different code depending on the truth value of the conditions</text:p>
              </text:list-item>
              <text:list-item>
                <text:p text:style-name="P13">Boolean operations to 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1570730002852778530" text:style-name="L5">
              <text:list-item>
                <text:p text:style-name="P11">Now let's add the <text:span text:style-name="T4">new </text:span>things we've learned to our cheat sheet</text:p>
              </text:list-item>
              <text:list-item>
                <text:p text:style-name="P15">(Either present the prepared cheat sheet, or create it on the fly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0M41S</meta:editing-duration>
    <meta:editing-cycles>13</meta:editing-cycles>
    <meta:generator>LibreOffice/4.1.3.2$Windows_x86 LibreOffice_project/70feb7d99726f064edab4605a8ab840c50ec57a</meta:generator>
    <dc:date>2015-07-30T13:48:36.808000000</dc:date>
    <meta:document-statistic meta:table-count="2" meta:image-count="0" meta:object-count="0" meta:page-count="1" meta:paragraph-count="24" meta:word-count="126" meta:character-count="704" meta:non-whitespace-character-count="608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